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>
            <text:p>Label1</text:p>
          </table:table-cell>
          <table:table-cell office:value-type="string">
            <text:p>Label2</text:p>
          </table:table-cell>
          <table:table-cell office:value-type="string">
            <text:p>Label3</text:p>
          </table:table-cell>
        </table:table-row>
        <table:table-row table:style-name="ro1">
          <table:table-cell office:value-type="string">
            <text:p>Abcd</text:p>
          </table:table-cell>
          <table:table-cell office:value-type="float" office:value="20">
            <text:p>20</text:p>
          </table:table-cell>
          <table:table-cell office:value-type="float" office:value="2.34">
            <text:p>2.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fgh</text:p>
          </table:table-cell>
          <table:table-cell office:value-type="float" office:value="26">
            <text:p>26</text:p>
          </table:table-cell>
          <table:table-cell office:value-type="float" office:value="13.6">
            <text:p>13.6</text:p>
          </table:table-cell>
        </table:table-row>
        <table:table-row table:style-name="ro1">
          <table:table-cell office:value-type="string">
            <text:p>Ijkl</text:p>
          </table:table-cell>
          <table:table-cell office:value-type="float" office:value="12">
            <text:p>12</text:p>
          </table:table-cell>
          <table:table-cell office:value-type="float" office:value="6.9">
            <text:p>6.9</text:p>
          </table:table-cell>
        </table:table-row>
        <table:table-row table:style-name="ro1">
          <table:table-cell office:value-type="string">
            <text:p>Mnop</text:p>
          </table:table-cell>
          <table:table-cell/>
          <table:table-cell office:value-type="float" office:value="14.7">
            <text:p>14.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Bitstream Vera Sans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5-06">05/06/2005</text:date>, <text:time>11:4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95$Linux OpenOffice.org_project/680m95$Build-8900</meta:generator>
    <meta:creation-date>2005-01-24T08:41:14</meta:creation-date>
    <dc:date>2005-01-24T08:43:04</dc:date>
    <dc:language>en-US</dc:language>
    <meta:editing-cycles>4</meta:editing-cycles>
    <meta:editing-duration>PT1M51S</meta:editing-duration>
    <meta:user-defined meta:name="Info 1"/>
    <meta:user-defined meta:name="Info 2"/>
    <meta:user-defined meta:name="Info 3"/>
    <meta:user-defined meta:name="Info 4"/>
    <meta:document-statistic meta:table-count="3" meta:cell-count="14"/>
  </office:meta>
</office:document-meta>
</file>